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3">
      <style:paragraph-properties fo:margin-left="0.5in" fo:margin-right="0in" fo:text-indent="-0.25in" style:auto-text-indent="false"/>
    </style:style>
    <style:style style:name="P2" style:family="paragraph" style:parent-style-name="Standard" style:list-style-name="WWNum5">
      <style:paragraph-properties fo:margin-left="0.5in" fo:margin-right="0in" fo:text-indent="-0.25in" style:auto-text-indent="false"/>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6">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7">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paragraph-properties fo:margin-left="0in" fo:margin-right="0in" fo:text-indent="0in" style:auto-text-indent="false"/>
    </style:style>
    <style:style style:name="P9" style:family="paragraph" style:parent-style-name="Heading_20_2">
      <style:paragraph-properties fo:text-align="center" style:justify-single-word="false"/>
    </style:style>
    <style:style style:name="P10" style:family="paragraph" style:parent-style-name="Heading_20_1">
      <style:paragraph-properties fo:text-align="center" style:justify-single-word="false"/>
    </style:style>
    <style:style style:name="P11" style:family="paragraph" style:parent-style-name="Title" style:master-page-name="Standard">
      <style:paragraph-properties fo:text-align="center" style:justify-single-word="false" style:page-number="1"/>
    </style:style>
    <style:style style:name="T1" style:family="text">
      <style:text-properties style:font-name="Courier New" style:font-name-asian="Courier New1" style:font-name-complex="Courier New1" fo:background-color="#ffffff"/>
    </style:style>
    <style:style style:name="T2" style:family="text">
      <style:text-properties style:text-underline-style="none"/>
    </style:style>
    <style:style style:name="T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uhmoznfex4br"/>Brief description of experiments with breast cancer datasets</text:p>
      <text:p text:style-name="Standard"/>
      <text:p text:style-name="Standard">https://github.com/astroseger/tests_with_cancer_datasets</text:p>
      <text:p text:style-name="Heading_20_1"><text:bookmark text:name="_syep319ovja6"/>Simple statistics of treatments and outcomes </text:p>
      <text:p text:style-name="Standard"/>
      <text:p text:style-name="Standard">Test_treatstats.py</text:p>
      <text:p text:style-name="Standard"/>
      <text:p text:style-name="Standard">For each study count_01 is a simple count of negative and positive outcomes. </text:p>
      <text:p text:style-name="Standard">Two numbers in the second line are probabilities of negative and positive outcomes.</text:p>
      <text:p text:style-name="Standard">In the following lines we have sets for treatments (for each type of tr<text:span text:style-name="T1">0.7731</text:span>eatment we have set of values in a given study). As you can see in a lot of studies we have the same treatment for all patients. </text:p>
      <text:p text:style-name="Standard"/>
      <text:p text:style-name="Standard">If we have different treatments we calculate the conditional probability of positive outcomes for these treatments.</text:p>
      <text:p text:style-name="Standard">We have 5 numbers in the line:</text:p>
      <text:p text:style-name="Standard">V <text:s/>N0 <text:s/>N1 <text:s/>N0/(N0+N1) <text:s/>N1/(N0+N1)</text:p>
      <text:p text:style-name="Standard">Where V is a variant of the given treatment, N0 - is a number of negative outcomes with the given variant of the treatment, N1 - is a number of positive outcomes with the given treatment. </text:p>
      <text:p text:style-name="Standard">The two following numbers are the corresponding conditional probabilities </text:p>
      <text:p text:style-name="Standard"/>
      <text:p text:style-name="Standard"/>
      <text:p text:style-name="Standard"/>
      <text:p text:style-name="Standard">==&gt; study_12093_GPL96_all-bmc15 count_01=20/116</text:p>
      <text:p text:style-name="Standard"><text:soft-page-break/>0.14705882352941177 0.8529411764705882</text:p>
      <text:p text:style-name="Standard">radio {0}</text:p>
      <text:p text:style-name="Standard">surgery {0}</text:p>
      <text:p text:style-name="Standard">chemo {0}</text:p>
      <text:p text:style-name="Standard">hormone {1}</text:p>
      <text:p text:style-name="Standard"/>
      <text:p text:style-name="Standard"/>
      <text:p text:style-name="Standard">==&gt; study_1379_GPL1223_all-bmc15 count_01=28/32</text:p>
      <text:p text:style-name="Standard">0.4666666666666667 0.5333333333333333</text:p>
      <text:p text:style-name="Standard">radio {0}</text:p>
      <text:p text:style-name="Standard">surgery {0}</text:p>
      <text:p text:style-name="Standard">chemo {0}</text:p>
      <text:p text:style-name="Standard">hormone {1}</text:p>
      <text:p text:style-name="Standard"/>
      <text:p text:style-name="Standard"/>
      <text:p text:style-name="Standard">==&gt; study_16391_GPL570_all-bmc15 count_01=10/38</text:p>
      <text:p text:style-name="Standard">0.20833333333333334 0.7916666666666666</text:p>
      <text:p text:style-name="Standard">radio {0, 1}</text:p>
      <text:p text:style-name="Standard">0 1 5 0.16666666666666666 0.8333333333333334</text:p>
      <text:p text:style-name="Standard">1 9 33 0.21428571428571427 0.7857142857142857</text:p>
      <text:p text:style-name="Standard"/>
      <text:p text:style-name="Standard"><text:soft-page-break/>surgery {1, 2}</text:p>
      <text:p text:style-name="Standard">1 5 13 0.2777777777777778 0.7222222222222222</text:p>
      <text:p text:style-name="Standard">2 5 25 0.16666666666666666 0.8333333333333334</text:p>
      <text:p text:style-name="Standard"/>
      <text:p text:style-name="Standard">chemo {0, 1}</text:p>
      <text:p text:style-name="Standard">0 6 24 0.2 0.8</text:p>
      <text:p text:style-name="Standard">1 4 14 0.2222222222222222 0.7777777777777778</text:p>
      <text:p text:style-name="Standard"/>
      <text:p text:style-name="Standard">hormone {1}</text:p>
      <text:p text:style-name="Standard"/>
      <text:p text:style-name="Standard"/>
      <text:p text:style-name="Standard">==&gt; study_16446_GPL570_all-bmc15 count_01=25/89</text:p>
      <text:p text:style-name="Standard">0.21929824561403508 0.7807017543859649</text:p>
      <text:p text:style-name="Standard">radio {0}</text:p>
      <text:p text:style-name="Standard">surgery {0}</text:p>
      <text:p text:style-name="Standard">chemo {1}</text:p>
      <text:p text:style-name="Standard">hormone {0}</text:p>
      <text:p text:style-name="Standard"/>
      <text:p text:style-name="Standard"/>
      <text:p text:style-name="Standard">==&gt; study_17705_GPL96_JBI_Tissue_BC_Tamoxifen-bmc15 count_01=18/85</text:p>
      <text:p text:style-name="Standard">0.17475728155339806 0.8252427184466019</text:p>
      <text:p text:style-name="Standard"><text:soft-page-break/>radio {0}</text:p>
      <text:p text:style-name="Standard">surgery {0}</text:p>
      <text:p text:style-name="Standard">chemo {0}</text:p>
      <text:p text:style-name="Standard">hormone {1}</text:p>
      <text:p text:style-name="Standard"/>
      <text:p text:style-name="Standard"/>
      <text:p text:style-name="Standard">==&gt; study_17705_GPL96_MDACC_Tissue_BC_Tamoxifen-bmc15 count_01=53/142</text:p>
      <text:p text:style-name="Standard">0.2717948717948718 0.7282051282051282</text:p>
      <text:p text:style-name="Standard">radio {0}</text:p>
      <text:p text:style-name="Standard">surgery {0}</text:p>
      <text:p text:style-name="Standard">chemo {0}</text:p>
      <text:p text:style-name="Standard">hormone {1}</text:p>
      <text:p text:style-name="Standard"/>
      <text:p text:style-name="Standard"/>
      <text:p text:style-name="Standard">==&gt; study_19615_GPL570_all-bmc15 count_01=14/96</text:p>
      <text:p text:style-name="Standard">0.12727272727272726 0.8727272727272727</text:p>
      <text:p text:style-name="Standard">radio {0}</text:p>
      <text:p text:style-name="Standard">surgery {0}</text:p>
      <text:p text:style-name="Standard">chemo {0, 1}</text:p>
      <text:p text:style-name="Standard">0 4 24 0.14285714285714285 0.8571428571428571</text:p>
      <text:p text:style-name="Standard">1 10 72 0.12195121951219512 0.8780487804878049</text:p>
      <text:p text:style-name="Standard"><text:soft-page-break/></text:p>
      <text:p text:style-name="Standard">hormone {0, 1}</text:p>
      <text:p text:style-name="Standard">0 11 37 0.22916666666666666 0.7708333333333334</text:p>
      <text:p text:style-name="Standard">1 3 59 0.04838709677419355 0.9516129032258065</text:p>
      <text:p text:style-name="Standard"/>
      <text:p text:style-name="Standard"/>
      <text:p text:style-name="Standard"/>
      <text:p text:style-name="Standard">==&gt; study_20181_GPL96_all-bmc15 count_01=16/37</text:p>
      <text:p text:style-name="Standard">0.3018867924528302 0.6981132075471698</text:p>
      <text:p text:style-name="Standard">radio {0}</text:p>
      <text:p text:style-name="Standard">surgery {0}</text:p>
      <text:p text:style-name="Standard">chemo {0}</text:p>
      <text:p text:style-name="Standard">hormone {1}</text:p>
      <text:p text:style-name="Standard"/>
      <text:p text:style-name="Standard"/>
      <text:p text:style-name="Standard">==&gt; study_20194_GPL96_all-bmc15 count_01=206/55</text:p>
      <text:p text:style-name="Standard">0.789272030651341 0.210727969348659</text:p>
      <text:p text:style-name="Standard">radio {0}</text:p>
      <text:p text:style-name="Standard">surgery {0}</text:p>
      <text:p text:style-name="Standard">chemo {1}</text:p>
      <text:p text:style-name="Standard">hormone {0, 1}</text:p>
      <text:p text:style-name="Standard"><text:soft-page-break/>0 200 51 0.796812749003984 0.20318725099601595</text:p>
      <text:p text:style-name="Standard">1 6 4 0.6 0.4</text:p>
      <text:p text:style-name="Standard"/>
      <text:p text:style-name="Standard"/>
      <text:p text:style-name="Standard"/>
      <text:p text:style-name="Standard">==&gt; study_2034_GPL96_all-bmc15 count_01=107/179</text:p>
      <text:p text:style-name="Standard">0.3741258741258741 0.6258741258741258</text:p>
      <text:p text:style-name="Standard">radio {1}</text:p>
      <text:p text:style-name="Standard">surgery {0}</text:p>
      <text:p text:style-name="Standard">chemo {0}</text:p>
      <text:p text:style-name="Standard">hormone {0}</text:p>
      <text:p text:style-name="Standard"/>
      <text:p text:style-name="Standard"/>
      <text:p text:style-name="Standard">==&gt; study_22226_GPL1708_all-bmc15 count_01=34/94</text:p>
      <text:p text:style-name="Standard">0.265625 0.734375</text:p>
      <text:p text:style-name="Standard">radio {0}</text:p>
      <text:p text:style-name="Standard">surgery {0}</text:p>
      <text:p text:style-name="Standard">chemo {1}</text:p>
      <text:p text:style-name="Standard">hormone {0, 1}</text:p>
      <text:p text:style-name="Standard">0 31 84 0.26956521739130435 0.7304347826086957</text:p>
      <text:p text:style-name="Standard">1 3 10 0.23076923076923078 0.7692307692307693</text:p>
      <text:p text:style-name="Standard"><text:soft-page-break/></text:p>
      <text:p text:style-name="Standard"/>
      <text:p text:style-name="Standard"/>
      <text:p text:style-name="Standard">==&gt; study_22358_GPL5325_all-bmc15 count_01=102/20</text:p>
      <text:p text:style-name="Standard">0.8360655737704918 0.16393442622950818</text:p>
      <text:p text:style-name="Standard">radio {0}</text:p>
      <text:p text:style-name="Standard">surgery {0}</text:p>
      <text:p text:style-name="Standard">chemo {1}</text:p>
      <text:p text:style-name="Standard">hormone {0, 1}</text:p>
      <text:p text:style-name="Standard">0 85 10 0.8947368421052632 0.10526315789473684</text:p>
      <text:p text:style-name="Standard">1 17 10 0.6296296296296297 0.37037037037037035</text:p>
      <text:p text:style-name="Standard"/>
      <text:p text:style-name="Standard"/>
      <text:p text:style-name="Standard"/>
      <text:p text:style-name="Standard">==&gt; study_25055_GPL96_MDACC_M-bmc15 count_01=43/178</text:p>
      <text:p text:style-name="Standard">0.19457013574660634 0.8054298642533937</text:p>
      <text:p text:style-name="Standard">radio {0}</text:p>
      <text:p text:style-name="Standard">surgery {0}</text:p>
      <text:p text:style-name="Standard">chemo {1}</text:p>
      <text:p text:style-name="Standard">hormone {0}</text:p>
      <text:p text:style-name="Standard"/>
      <text:p text:style-name="Standard"><text:soft-page-break/></text:p>
      <text:p text:style-name="Standard">==&gt; study_25065_GPL96_MDACC-bmc15 count_01=12/59</text:p>
      <text:p text:style-name="Standard">0.16901408450704225 0.8309859154929577</text:p>
      <text:p text:style-name="Standard">radio {0}</text:p>
      <text:p text:style-name="Standard">surgery {0}</text:p>
      <text:p text:style-name="Standard">chemo {1}</text:p>
      <text:p text:style-name="Standard">hormone {0}</text:p>
      <text:p text:style-name="Standard"/>
      <text:p text:style-name="Standard"/>
      <text:p text:style-name="Standard">==&gt; study_25065_GPL96_USO-bmc15 count_01=10/44</text:p>
      <text:p text:style-name="Standard">0.18518518518518517 0.8148148148148148</text:p>
      <text:p text:style-name="Standard">radio {0}</text:p>
      <text:p text:style-name="Standard">surgery {0}</text:p>
      <text:p text:style-name="Standard">chemo {1}</text:p>
      <text:p text:style-name="Standard">hormone {0}</text:p>
      <text:p text:style-name="Standard"/>
      <text:p text:style-name="Standard"/>
      <text:p text:style-name="Standard">==&gt; study_32646_GPL570_all-bmc15 count_01=89/26</text:p>
      <text:p text:style-name="Standard">0.7739130434782608 0.22608695652173913</text:p>
      <text:p text:style-name="Standard">radio {0}</text:p>
      <text:p text:style-name="Standard">surgery {0}</text:p>
      <text:p text:style-name="Standard"><text:soft-page-break/>chemo {1}</text:p>
      <text:p text:style-name="Standard">hormone {0}</text:p>
      <text:p text:style-name="Standard"/>
      <text:p text:style-name="Standard"/>
      <text:p text:style-name="Standard">==&gt; study_9893_GPL5049_all-bmc15 count_01=52/96</text:p>
      <text:p text:style-name="Standard">0.35135135135135137 0.6486486486486487</text:p>
      <text:p text:style-name="Standard">radio {0, 1}</text:p>
      <text:p text:style-name="Standard">0 14 20 0.4117647058823529 0.5882352941176471</text:p>
      <text:p text:style-name="Standard">1 38 76 0.3333333333333333 0.6666666666666666</text:p>
      <text:p text:style-name="Standard"/>
      <text:p text:style-name="Standard">surgery {0}</text:p>
      <text:p text:style-name="Standard">chemo {0}</text:p>
      <text:p text:style-name="Standard">hormone {1}</text:p>
      <text:p text:style-name="Standard"/>
      <text:p text:style-name="Standard"/>
      <text:p text:style-name="Standard"/>
      <text:p text:style-name="Heading_20_2"><text:bookmark text:name="_g19c4za2ni3s"/>Conclusions: </text:p>
      <text:p text:style-name="Standard"/>
      <text:list xml:id="list4085431479" text:style-name="WWNum3">
        <text:list-item>
          <text:p text:style-name="P1">In a lot of studies we have the same treatment for all patients</text:p>
        </text:list-item>
        <text:list-item>
          <text:p text:style-name="P1">In some cases conditional probabilities of survival are visibly different for unconditional probabilities </text:p>
        </text:list-item>
      </text:list>
      <text:p text:style-name="Standard">TODO: check that classificators could catch these differences in unconditional probability. First un in case of artificially balanced datasets </text:p>
      <text:p text:style-name="Standard"><text:soft-page-break/>TODO: could this difference be used by classificator in unbalanced datasets?</text:p>
      <text:p text:style-name="Standard"/>
      <text:p text:style-name="Standard"/>
      <text:p text:style-name="Standard"/>
      <text:p text:style-name="P10"><text:bookmark text:name="_q3zuw6n6ovdl"/>Experiments with naive cross validation on not-balanced dataset</text:p>
      <text:p text:style-name="Standard"/>
      <text:p text:style-name="Standard">We predict posOutcome from gene expression and treatments. We stack all studies together and make classical random 5-fold. We cannot do it with genetic data even if all individual datasets were balanced. We could expect that model would simply learn how to identify a particular study and exploit biases in this dataset. </text:p>
      <text:p text:style-name="Standard"/>
      <text:p text:style-name="Standard">experement2_posOutcome_badsplit.py</text:p>
      <text:p text:style-name="Standard"/>
      <text:p text:style-name="Standard">“full” - we take individual datasets and stack them together. We use union of all genes, so in some studies we NA for some genes. Xgboost can manage <text:s/>NA.</text:p>
      <text:p text:style-name="Standard"/>
      <text:p text:style-name="Standard">“Mike” - we take normalized datasets</text:p>
      <text:p text:style-name="Standard">“Trea” - we only 4 treatments variables </text:p>
      <text:p text:style-name="Standard">“Rand” - sanity test, we take 4 random variables as X (random treatments)</text:p>
      <text:p text:style-name="Standard"/>
      <text:p text:style-name="Standard">split <text:s/>0</text:p>
      <text:p text:style-name="Standard">full: <text:s/>0.7303370786516854 0.7784232883558221 0.6971618357487923</text:p>
      <text:p text:style-name="Standard">oleg: <text:s/>0.7258426966292135 0.7580584707646177 0.6917270531400965</text:p>
      <text:p text:style-name="Standard">trea: <text:s/>0.5865168539325842 0.6396176911544229 0.5</text:p>
      <text:p text:style-name="Standard">rand: <text:s/>0.5438202247191011 0.5220931201066134 0.502883974679327</text:p>
      <text:p text:style-name="Standard"><text:soft-page-break/>split <text:s/>1</text:p>
      <text:p text:style-name="Standard">full: <text:s/>0.7887640449438202 0.7970856507230256 0.7478309232480533</text:p>
      <text:p text:style-name="Standard">oleg: <text:s/>0.748314606741573 0.7692324805339266 0.6987764182424916</text:p>
      <text:p text:style-name="Standard">trea: <text:s/>0.651685393258427 0.6207007786429366 0.5</text:p>
      <text:p text:style-name="Standard">rand: <text:s/>0.5595505617977528 0.47330367074527246 0.4953837597330366</text:p>
      <text:p text:style-name="Standard">split <text:s/>2</text:p>
      <text:p text:style-name="Standard">full: <text:s/>0.7662921348314606 0.8176373578682407 0.7298954083846888</text:p>
      <text:p text:style-name="Standard">oleg: <text:s/>0.7662921348314606 0.7859777797066226 0.7222788820414896</text:p>
      <text:p text:style-name="Standard">trea: <text:s/>0.6269662921348315 0.6121864421491191 0.49771070219598995</text:p>
      <text:p text:style-name="Standard">rand: <text:s/>0.5820224719101124 0.5262130023435465 0.5179780401006857</text:p>
      <text:p text:style-name="Standard">split <text:s/>3</text:p>
      <text:p text:style-name="Standard">full: <text:s/>0.7617977528089888 0.7837229437229437 0.7186147186147186</text:p>
      <text:p text:style-name="Standard">oleg: <text:s/>0.755056179775281 0.7696320346320346 0.7095238095238096</text:p>
      <text:p text:style-name="Standard">trea: <text:s/>0.6292134831460674 0.564664502164502 0.5</text:p>
      <text:p text:style-name="Standard">rand: <text:s/>0.604494382022472 0.5554545454545455 0.54258658008658</text:p>
      <text:p text:style-name="Standard">split <text:s/>4</text:p>
      <text:p text:style-name="Standard">full: <text:s/>0.8134831460674158 0.8457975839842916 0.7792931233192469</text:p>
      <text:p text:style-name="Standard">oleg: <text:s/>0.7910112359550562 0.8333546762282836 0.7555491526870705</text:p>
      <text:p text:style-name="Standard">trea: <text:s/>0.6157303370786517 0.5823408887181458 0.5</text:p>
      <text:p text:style-name="Standard">rand: <text:s/>0.5235955056179775 0.4754770137021386 0.4768429589789559</text:p>
      <text:p text:style-name="Standard"/>
      <text:p text:style-name="Standard"><text:soft-page-break/></text:p>
      <text:p text:style-name="Standard">TODO:</text:p>
      <text:list xml:id="list406755760" text:style-name="WWNum5">
        <text:list-item>
          <text:p text:style-name="P2">Check that indeed model simply “predict” datasets and exploid biases (however it is quite obvious taking into account that cross-dataset validation models give very bad results)</text:p>
        </text:list-item>
        <text:list-item>
          <text:p text:style-name="P2">Make the same experiments with balanced datasets</text:p>
        </text:list-item>
      </text:list>
      <text:p text:style-name="Standard"/>
      <text:p text:style-name="P8"/>
      <text:p text:style-name="P10"><text:bookmark text:name="_igm5pwvo5l13"/>Experiments with individual datasets</text:p>
      <text:p text:style-name="Standard"/>
      <text:p text:style-name="Standard">Apply classifier for individual models. Unfortunately in most studies we have too little data. We’ve used RepeatedStratifiedKFold(n_splits=5, n_repeats=10). So all results are averaged over 50 random folds (with 20% test ).</text:p>
      <text:p text:style-name="Standard"/>
      <text:p text:style-name="Standard">“full” - we take individual datasets and stack them together. We use union of all genes, so in some studies we NA for some genes. Xgboost can manage <text:s/>NA.</text:p>
      <text:p text:style-name="Standard"/>
      <text:p text:style-name="Standard">“mike” - we take normalized datasets</text:p>
      <text:p text:style-name="Standard">“trea” - we only 4 treatments variables </text:p>
      <text:p text:style-name="Standard">“bias” - simple model which takes the outcome with maximal frequency in the training set and always predicts it. </text:p>
      <text:p text:style-name="Standard"/>
      <text:p text:style-name="Standard">We have the following metrics:</text:p>
      <text:p text:style-name="Standard">accuracy recall_0 recall_1</text:p>
      <text:p text:style-name="Standard"/>
      <text:p text:style-name="Standard">Recall_0 and recall_1 are recalls for “0” and “1” respectivelty</text:p>
      <text:p text:style-name="Standard"/>
      <text:p text:style-name="Standard"><text:soft-page-break/>Please pay attention for the following datasets:</text:p>
      <text:p text:style-name="Standard">study_20194_GPL96_all-bmc15 (206/55)</text:p>
      <text:p text:style-name="Standard">study_2034_GPL96_all-bmc15 <text:s/>(107/179)</text:p>
      <text:p text:style-name="Standard">study_9893_GPL5049_all-bmc15 <text:s/>(52/96)</text:p>
      <text:p text:style-name="Standard"/>
      <text:p text:style-name="Standard">experement5_posOutcome_singlemodel.py</text:p>
      <text:p text:style-name="Standard">See raw results for each fold in rez_experement5_posOutcome_singlemodel.txt</text:p>
      <text:p text:style-name="Standard"/>
      <text:p text:style-name="Standard"/>
      <text:p text:style-name="Standard">==&gt; study_12093_GPL96_all-bmc15 count_01=20/116</text:p>
      <text:p text:style-name="Standard">==&gt; mean full: 0.8432804232804234 0.015 0.9860869565217394</text:p>
      <text:p text:style-name="Standard">==&gt; mean mike: 0.8492063492063494 0.015 0.9930434782608697</text:p>
      <text:p text:style-name="Standard">==&gt; mean trea: 0.8529100529100532 0.0 1.0</text:p>
      <text:p text:style-name="Standard">==&gt; mean bias: 0.8529100529100532 0.0 1.0</text:p>
      <text:p text:style-name="Standard">==&gt; study_1379_GPL1223_all-bmc15 count_01=28/32</text:p>
      <text:p text:style-name="Standard">==&gt; mean full: 0.6633333333333334 0.57 0.7423809523809526</text:p>
      <text:p text:style-name="Standard">==&gt; mean mike: 0.6799999999999998 0.5726666666666668 0.7733333333333333</text:p>
      <text:p text:style-name="Standard">==&gt; mean trea: 0.5333333333333332 0.0 1.0</text:p>
      <text:p text:style-name="Standard">==&gt; mean bias: 0.5333333333333332 0.0 1.0</text:p>
      <text:p text:style-name="Standard">==&gt; study_16391_GPL570_all-bmc15 count_01=10/38</text:p>
      <text:p text:style-name="Standard">==&gt; mean full: 0.7917777777777778 0.2 0.947142857142857</text:p>
      <text:p text:style-name="Standard"><text:soft-page-break/>==&gt; mean mike: 0.8000000000000003 0.22 0.9524999999999999</text:p>
      <text:p text:style-name="Standard">==&gt; mean trea: 0.7851111111111113 0.0 0.9925</text:p>
      <text:p text:style-name="Standard">==&gt; mean bias: 0.7911111111111113 0.0 1.0</text:p>
      <text:p text:style-name="Standard">==&gt; study_16446_GPL570_all-bmc15 count_01=25/89</text:p>
      <text:p text:style-name="Standard">==&gt; mean full: 0.7473122529644272 0.027999999999999997 0.9494117647058818</text:p>
      <text:p text:style-name="Standard">==&gt; mean mike: 0.7525691699604744 0.036 0.9539869281045749</text:p>
      <text:p text:style-name="Standard">==&gt; mean trea: 0.780632411067194 0.0 1.0</text:p>
      <text:p text:style-name="Standard">==&gt; mean bias: 0.780632411067194 0.0 1.0</text:p>
      <text:p text:style-name="Standard">==&gt; study_17705_GPL96_JBI_Tissue_BC_Tamoxifen-bmc15 count_01=18/85</text:p>
      <text:p text:style-name="Standard">==&gt; mean full: 0.8120000000000002 0.10166666666666668 0.9623529411764704</text:p>
      <text:p text:style-name="Standard">==&gt; mean mike: 0.8128571428571432 0.09999999999999998 0.9635294117647054</text:p>
      <text:p text:style-name="Standard">==&gt; mean trea: 0.8257142857142863 0.0 1.0</text:p>
      <text:p text:style-name="Standard">==&gt; mean bias: 0.8257142857142863 0.0 1.0</text:p>
      <text:p text:style-name="Standard">==&gt; study_17705_GPL96_MDACC_Tissue_BC_Tamoxifen-bmc15 count_01=53/142</text:p>
      <text:p text:style-name="Standard">==&gt; mean full: 0.7005128205128207 0.1338181818181818 0.9122167487684729</text:p>
      <text:p text:style-name="Standard">==&gt; mean mike: 0.7092307692307697 0.14018181818181813 0.9218472906403941</text:p>
      <text:p text:style-name="Standard">==&gt; mean trea: 0.7282051282051285 0.0 1.0</text:p>
      <text:p text:style-name="Standard">==&gt; mean bias: 0.7282051282051285 0.0 1.0</text:p>
      <text:p text:style-name="Standard">==&gt; study_19615_GPL570_all-bmc15 count_01=14/96</text:p>
      <text:p text:style-name="Standard">==&gt; mean full: 0.8654545454545457 0.006666666666666666 0.9905789473684209</text:p>
      <text:p text:style-name="Standard">==&gt; mean mike: 0.865454545454546 0.03666666666666666 0.9864736842105262</text:p>
      <text:p text:style-name="Standard"><text:soft-page-break/>==&gt; mean trea: 0.8590909090909097 0.006666666666666666 0.9834736842105262</text:p>
      <text:p text:style-name="Standard">==&gt; mean bias: 0.8727272727272732 0.0 1.0</text:p>
      <text:p text:style-name="Standard">==&gt; study_20181_GPL96_all-bmc15 count_01=16/37</text:p>
      <text:p text:style-name="Standard">==&gt; mean full: 0.6265454545454544 0.1466666666666666 0.8317857142857141</text:p>
      <text:p text:style-name="Standard">==&gt; mean mike: 0.6212727272727273 0.1466666666666666 0.8235714285714286</text:p>
      <text:p text:style-name="Standard">==&gt; mean trea: 0.698181818181818 0.0 1.0</text:p>
      <text:p text:style-name="Standard">==&gt; mean bias: 0.698181818181818 0.0 1.0</text:p>
      <text:p text:style-name="Standard">==&gt; study_20194_GPL96_all-bmc15 count_01=206/55</text:p>
      <text:p text:style-name="Standard">==&gt; mean full: 0.7984470246734398 0.9319976771196287 0.2981818181818182</text:p>
      <text:p text:style-name="Standard">==&gt; mean mike: 0.7942089985486213 0.9251451800232289 0.30363636363636365</text:p>
      <text:p text:style-name="Standard">==&gt; mean trea: 0.7857982583454288 0.995609756097561 0.0</text:p>
      <text:p text:style-name="Standard">==&gt; mean bias: 0.7892597968069675 1.0 0.0</text:p>
      <text:p text:style-name="Standard">==&gt; study_2034_GPL96_all-bmc15 count_01=107/179</text:p>
      <text:p text:style-name="Standard">==&gt; mean full: 0.6635934664246824 0.4048917748917748 0.8184285714285714</text:p>
      <text:p text:style-name="Standard">==&gt; mean mike: 0.6534785238959467 0.391082251082251 0.8106666666666665</text:p>
      <text:p text:style-name="Standard">==&gt; mean trea: 0.6258923169993951 0.0 1.0</text:p>
      <text:p text:style-name="Standard">==&gt; mean bias: 0.6258923169993951 0.0 1.0</text:p>
      <text:p text:style-name="Standard">==&gt; study_22226_GPL1708_all-bmc15 count_01=34/94</text:p>
      <text:p text:style-name="Standard">==&gt; mean full: 0.7429846153846151 0.1871428571428572 0.9438596491228067</text:p>
      <text:p text:style-name="Standard">==&gt; mean mike: 0.7296923076923078 0.19761904761904758 0.922397660818713</text:p>
      <text:p text:style-name="Standard">==&gt; mean trea: 0.7344615384615382 0.0 1.0</text:p>
      <text:p text:style-name="Standard"><text:soft-page-break/>==&gt; mean bias: 0.7344615384615382 0.0 1.0</text:p>
      <text:p text:style-name="Standard">==&gt; study_22358_GPL5325_all-bmc15 count_01=102/20</text:p>
      <text:p text:style-name="Standard">==&gt; mean full: 0.8392000000000004 0.9793333333333333 0.125</text:p>
      <text:p text:style-name="Standard">==&gt; mean mike: 0.8319000000000003 0.9734285714285714 0.11</text:p>
      <text:p text:style-name="Standard">==&gt; mean trea: 0.8360000000000004 1.0 0.0</text:p>
      <text:p text:style-name="Standard">==&gt; mean bias: 0.8360000000000004 1.0 0.0</text:p>
      <text:p text:style-name="Standard">==&gt; study_25055_GPL96_MDACC_M-bmc15 count_01=43/178</text:p>
      <text:p text:style-name="Standard">==&gt; mean full: 0.7850606060606061 0.02638888888888889 0.968460317460317</text:p>
      <text:p text:style-name="Standard">==&gt; mean mike: 0.781909090909091 0.028888888888888888 0.9639841269841264</text:p>
      <text:p text:style-name="Standard">==&gt; mean trea: 0.8054545454545456 0.0 1.0</text:p>
      <text:p text:style-name="Standard">==&gt; mean bias: 0.8054545454545456 0.0 1.0</text:p>
      <text:p text:style-name="Standard">==&gt; study_25065_GPL96_MDACC-bmc15 count_01=12/59</text:p>
      <text:p text:style-name="Standard">==&gt; mean full: 0.810095238095238 0.07 0.9615151515151515</text:p>
      <text:p text:style-name="Standard">==&gt; mean mike: 0.8059047619047617 0.07333333333333333 0.9563636363636363</text:p>
      <text:p text:style-name="Standard">==&gt; mean trea: 0.8314285714285711 0.0 1.0</text:p>
      <text:p text:style-name="Standard">==&gt; mean bias: 0.8314285714285711 0.0 1.0</text:p>
      <text:p text:style-name="Standard">==&gt; study_25065_GPL96_USO-bmc15 count_01=10/44</text:p>
      <text:p text:style-name="Standard">==&gt; mean full: 0.7814545454545452 0.08 0.9413888888888888</text:p>
      <text:p text:style-name="Standard">==&gt; mean mike: 0.7923636363636362 0.07 0.9569444444444443</text:p>
      <text:p text:style-name="Standard">==&gt; mean trea: 0.8145454545454542 0.0 1.0</text:p>
      <text:p text:style-name="Standard">==&gt; mean bias: 0.8145454545454542 0.0 1.0</text:p>
      <text:p text:style-name="Standard"><text:soft-page-break/>==&gt; study_32646_GPL570_all-bmc15 count_01=89/26</text:p>
      <text:p text:style-name="Standard">==&gt; mean full: 0.787826086956522 0.9392810457516336 0.2693333333333332</text:p>
      <text:p text:style-name="Standard">==&gt; mean mike: 0.7573913043478264 0.9281699346405228 0.17133333333333334</text:p>
      <text:p text:style-name="Standard">==&gt; mean trea: 0.7739130434782614 1.0 0.0</text:p>
      <text:p text:style-name="Standard">==&gt; mean bias: 0.7739130434782614 1.0 0.0</text:p>
      <text:p text:style-name="Standard">==&gt; study_9893_GPL5049_all-bmc15 count_01=52/96</text:p>
      <text:p text:style-name="Standard">==&gt; mean full: 0.7735862068965514 0.5850909090909091 0.8751578947368418</text:p>
      <text:p text:style-name="Standard">==&gt; mean mike: 0.7822068965517245 0.622909090909091 0.8681052631578946</text:p>
      <text:p text:style-name="Standard">==&gt; mean trea: 0.6440689655172414 0.002 0.992</text:p>
      <text:p text:style-name="Standard">==&gt; mean bias: 0.648735632183908 0.0 1.0</text:p>
      <text:p text:style-name="Standard"/>
      <text:p text:style-name="Standard"/>
      <text:p text:style-name="Heading_20_2"><text:bookmark text:name="_yhdyqysz6zo2"/>Conclusions:</text:p>
      <text:p text:style-name="Standard"/>
      <text:list xml:id="list743396068" text:style-name="WWNum4">
        <text:list-item>
          <text:p text:style-name="P3">Models which take only treatments (“trea”) always work no better than biases (which was explained in “Simple statistics of treatments and outcomes”)</text:p>
        </text:list-item>
        <text:list-item>
          <text:p text:style-name="P3">“Full” and “mike” sometimes give results slightly better than biases. </text:p>
        </text:list-item>
      </text:list>
      <text:p text:style-name="Standard"/>
      <text:p text:style-name="Standard">TODO: make the same experiments with balanced datasets and other methods (not only xgboost)</text:p>
      <text:p text:style-name="Standard">TODO: Study cases in which full models give some improvement over biases and understand why.</text:p>
      <text:p text:style-name="Standard"/>
      <text:p text:style-name="Standard"/>
      <text:p text:style-name="Standard"><text:soft-page-break/></text:p>
      <text:p text:style-name="P10"><text:bookmark text:name="_p5xa8z60a2yw"/>Experiments with the all datasets in cross-dataset validation setting (experiments are inconclusive for now)</text:p>
      <text:p text:style-name="Standard"/>
      <text:p text:style-name="Standard"/>
      <text:p text:style-name="Standard">Actually first experiments where we try to learn classification on the several datasets and make validation on other datasets (cross dataset validation).</text:p>
      <text:p text:style-name="Standard"/>
      <text:p text:style-name="Standard">experement1_posOutcome.py <text:s/>- make validation on 3 datasets (variable)</text:p>
      <text:p text:style-name="Standard">experement3_posOutcome_ensemble.py - train models on individual datasets and make ensemble of models (validation on one dataset)</text:p>
      <text:p text:style-name="Standard">experement4_posOutcome_singlemodel.py - make validation on a single dataset (train on all other datasets)</text:p>
      <text:p text:style-name="Standard"/>
      <text:p text:style-name="Standard">After some analysis I found that it seems models learn almost nothing and always gives results not better then bias in the data.</text:p>
      <text:p text:style-name="Standard"/>
      <text:p text:style-name="Standard">For example see results for cross-dataset validation on single model (experement4_posOutcome_singlemodel.py) : <text:a xlink:type="simple" xlink:href="https://github.com/astroseger/tests_with_cancer_datasets/blob/master/rez_experement4_posOutcome_singlemodel.txt" text:style-name="ListLabel_20_64" text:visited-style-name="ListLabel_20_64"><text:span text:style-name="T3">https://github.com/astroseger/tests_with_cancer_datasets/blob/master/rez_experement4_posOutcome_singlemodel.txt</text:span></text:a></text:p>
      <text:p text:style-name="Standard"/>
      <text:p text:style-name="Standard">The three numbers are accuracy,recall_0, recall_1. If recall_0 or recall_1 is 0 then it means that the model always predicts the same result. It is always a case with only treatment experiments (“trea”). And you can see that accuracy for other experiments is almost always lower than for “trea”. </text:p>
      <text:p text:style-name="Standard"/>
      <text:p text:style-name="Standard">TODO: More formally prove that models learn nothing</text:p>
      <text:p text:style-name="Standard">TODO: Try balanced datasets</text:p>
      <text:p text:style-name="Standard"/>
      <text:p text:style-name="Standard"/>
      <text:p text:style-name="Standard"/>
      <text:p text:style-name="P10"><text:bookmark text:name="_dnte5qx8u9es"/><text:soft-page-break/>Experiments with balanced datasets</text:p>
      <text:p text:style-name="Standard"/>
      <text:p text:style-name="Standard">Here we describe the following experiments with balanced dataset:</text:p>
      <text:list xml:id="list1401275788" text:style-name="WWNum6">
        <text:list-item>
          <text:p text:style-name="P4">Individual datasets</text:p>
        </text:list-item>
        <text:list-item>
          <text:p text:style-name="P4">Naive cross validation with all datasets</text:p>
        </text:list-item>
        <text:list-item>
          <text:p text:style-name="P4">Cross-dataset validation</text:p>
        </text:list-item>
      </text:list>
      <text:p text:style-name="P8"/>
      <text:p text:style-name="P8">In all cases we make a balanced dataset by random upsampling a smaller class AFTER we split the dataset into train and test. </text:p>
      <text:p text:style-name="Heading_20_2"><text:bookmark text:name="_64sftn4gv7pe"/>Individual datasets</text:p>
      <text:p text:style-name="Standard">https://github.com/astroseger/tests_with_cancer_datasets</text:p>
      <text:p text:style-name="Standard">experement7_posOutcome_singlemodel_balanced.py</text:p>
      <text:p text:style-name="Standard"/>
      <text:p text:style-name="Standard"><text:a xlink:type="simple" xlink:href="https://docs.google.com/document/d/180cBqv_dAywJ02CZPZf33GQqAdK2r3QX0sTLyyocLcw" text:style-name="ListLabel_20_64" text:visited-style-name="ListLabel_20_64"><text:span text:style-name="T3">https://docs.google.com/document/d/180cBqv_dAywJ02CZPZf33GQqAdK2r3QX0sTLyyocLcw</text:span></text:a></text:p>
      <text:p text:style-name="Standard"/>
      <text:p text:style-name="Standard">We present results averaged over 50 random stratified 5-folds (RepeatedStratifiedKFold(n_splits=5, n_repeats=10)). For individual folds all metrics are very unstable.</text:p>
      <text:p text:style-name="Standard"/>
      <text:p text:style-name="Standard">Three numbers are accuracy, recall_0, recall_1</text:p>
      <text:p text:style-name="Standard">mean_full - results with xgboost for full dataset (with averaged treatments)</text:p>
      <text:p text:style-name="Standard">mean_full_notrea - results with xgboost for full dataset without treatment </text:p>
      <text:p text:style-name="Standard">mean_mike - results with xgboost for “mike” dataset (with averaged treatments)</text:p>
      <text:p text:style-name="Standard">mean_mike_notrea - the same without treatments</text:p>
      <text:p text:style-name="Standard"><text:soft-page-break/>mean_mike_svm - svm.SVC() (rbf kernel) with averaged treatments</text:p>
      <text:p text:style-name="Standard">mean_mike_svm_notrea - the same without treatments</text:p>
      <text:p text:style-name="Standard">mean_mike_logi - LogisticRegression(max_iter=1000) with averaged treatments</text:p>
      <text:p text:style-name="Standard">mean_mike_logi_notrea - LogisticRegression(max_iter=1000) <text:s/>the same without treatments</text:p>
      <text:p text:style-name="Standard"/>
      <text:p text:style-name="Standard">mean_trea - xgboost over averaged treatments</text:p>
      <text:p text:style-name="Standard">mean_trea_svm <text:s/>- svm.SVC() over averaged treatments</text:p>
      <text:p text:style-name="Standard">mean_logi - LogisticRegression(max_iter=1000) <text:s/>over averated treatments</text:p>
      <text:p text:style-name="Standard"/>
      <text:p text:style-name="Standard">Discussion:</text:p>
      <text:p text:style-name="Standard"/>
      <text:list xml:id="list964508361" text:style-name="WWNum1">
        <text:list-item>
          <text:p text:style-name="P5">Results for Individual splits vary a lot (see the raw results https://github.com/astroseger/tests_with_cancer_datasets/blob/master/rez_experement7_posOutcome_singlemodel_balanced.txt). </text:p>
        </text:list-item>
        <text:list-item>
          <text:p text:style-name="P5">For some datasets the model managed to learn something. What exactly learns the model?</text:p>
        </text:list-item>
      </text:list>
      <text:p text:style-name="Standard"/>
      <text:p text:style-name="Heading_20_2"><text:bookmark text:name="_j5clqt5exhoo"/>Naive fold with all datasets</text:p>
      <text:p text:style-name="Standard"/>
      <text:p text:style-name="Standard">https://github.com/astroseger/tests_with_cancer_datasets</text:p>
      <text:p text:style-name="Standard"/>
      <text:p text:style-name="Standard">experement8_posOutcome_badsplit_balanced.py</text:p>
      <text:p text:style-name="Standard"/>
      <text:p text:style-name="Standard">We present results averaged over 10 random stratified 5-folds.</text:p>
      <text:p text:style-name="Standard"><text:soft-page-break/>We present results with averated treatments (without any postfix) and results without treatments (_notrea postfix)</text:p>
      <text:p text:style-name="Standard">pam50 are results with selected pam50 genes without treatments</text:p>
      <text:p text:style-name="Standard">svm means results with SVM (svm.SVC() , so it is rbf kernel)</text:p>
      <text:p text:style-name="Standard">logi means results with logistic regression (LogisticRegression(max_iter=1000))</text:p>
      <text:p text:style-name="Standard"/>
      <text:p text:style-name="Standard">==&gt; <text:s/>full <text:s text:c="10"/><text:tab/>: <text:s/>0.582 <text:s/>0.3815 <text:s/>0.7824</text:p>
      <text:p text:style-name="Standard">==&gt; <text:s/>full_notrea <text:s text:c="2"/><text:tab/>: <text:s/>0.5761 <text:s/>0.3742 <text:s/>0.778</text:p>
      <text:p text:style-name="Standard">==&gt; <text:s/>full_pam50 <text:s text:c="3"/><text:tab/>: <text:s/>0.5795 <text:s/>0.3783 <text:s/>0.7806</text:p>
      <text:p text:style-name="Standard">==&gt; <text:s/>mike <text:s text:c="9"/><text:tab/>: <text:s/>0.5645 <text:s/>0.3393 <text:s/>0.7897</text:p>
      <text:p text:style-name="Standard">==&gt; <text:s/>mike_svm <text:s text:c="5"/><text:tab/>: <text:s/>0.5959 <text:s/>0.3938 <text:s/>0.7979</text:p>
      <text:p text:style-name="Standard">==&gt; <text:s/>mike_logi <text:s text:c="4"/><text:tab/>: <text:s/>0.5738 <text:s/>0.5129 <text:s/>0.6346</text:p>
      <text:p text:style-name="Standard">==&gt; <text:s/>mike_notrea <text:s text:c="2"/><text:tab/>: <text:s/>0.571 <text:s/>0.3463 <text:s/>0.7956</text:p>
      <text:p text:style-name="Standard">==&gt; <text:s/>mike_notrea_svm <text:s text:c="2"/>: <text:s/>0.5899 <text:s/>0.4006 <text:s/>0.7792</text:p>
      <text:p text:style-name="Standard">==&gt; <text:s/>mike_notrea_logi <text:s text:c="3"/>: <text:s/>0.5833 <text:s/>0.5202 <text:s/>0.6463</text:p>
      <text:p text:style-name="Standard">==&gt; <text:s/>mike_pam50 <text:s text:c="3"/><text:tab/> <text:s text:c="3"/>: <text:s/>0.563 <text:s/>0.3672 <text:s/>0.7589</text:p>
      <text:p text:style-name="Standard">==&gt; <text:s/>mike_pam50_svm <text:s/>: <text:s/>0.5701 <text:s/>0.4927 <text:s/>0.6475</text:p>
      <text:p text:style-name="Standard">==&gt; <text:s/>mike_pam50_logi <text:s text:c="2"/>: <text:s/>0.527 <text:s/>0.5132 <text:s/>0.5408</text:p>
      <text:p text:style-name="Standard">==&gt; <text:s/>trea <text:s text:c="9"/><text:tab/>: <text:s/>0.5194 <text:s/>0.6255 <text:s/>0.4132</text:p>
      <text:p text:style-name="Standard">==&gt; <text:s/>trea_svm <text:s text:c="5"/><text:tab/>: <text:s/>0.5157 <text:s/>0.6311 <text:s/>0.4003</text:p>
      <text:p text:style-name="Standard">==&gt; <text:s/>trea_logi <text:s text:c="4"/><text:tab/>: <text:s/>0.5173 <text:s/>0.6994 <text:s/>0.3352</text:p>
      <text:p text:style-name="Standard"/>
      <text:p text:style-name="Standard"><text:soft-page-break/></text:p>
      <text:p text:style-name="Standard"/>
      <text:p text:style-name="Standard">Discussion:</text:p>
      <text:list xml:id="list2923567871" text:style-name="WWNum7">
        <text:list-item>
          <text:p text:style-name="P6">With a balanced dataset the model still managed to learn something ( ~0.6 accuracy). Why? What exactly learns the model?</text:p>
        </text:list-item>
        <text:list-item>
          <text:p text:style-name="P6">SVM works marginally better then xgboost</text:p>
        </text:list-item>
      </text:list>
      <text:p text:style-name="Standard"/>
      <text:p text:style-name="Heading_20_2"><text:bookmark text:name="_s9uvrxmcejy7"/>Cross-dataset validation on single dataset</text:p>
      <text:p text:style-name="Standard">experement10_posOutcome_crossdataset1_balanced.py</text:p>
      <text:p text:style-name="Standard"/>
      <text:p text:style-name="Standard">Here we train on all datasets except one and test on a single dataset. All datasets are balanced. It should be noted that in these experiments datasets are balanced by random upsampling. We average our metrics over 5 random realisations.</text:p>
      <text:p text:style-name="Standard"/>
      <text:p text:style-name="Standard"/>
      <text:p text:style-name="Standard">See final results here:</text:p>
      <text:p text:style-name="Standard"/>
      <text:p text:style-name="Standard"><text:a xlink:type="simple" xlink:href="https://docs.google.com/document/d/1kgx6njxd6E0p8AskD1VqpKV28ls-QJk09Ql3adULjY0" text:style-name="ListLabel_20_64" text:visited-style-name="ListLabel_20_64"><text:span text:style-name="T3">https://docs.google.com/document/d/1kgx6njxd6E0p8AskD1VqpKV28ls-QJk09Ql3adULjY0</text:span></text:a></text:p>
      <text:p text:style-name="Standard"/>
      <text:p text:style-name="Standard">Three numbers are accuracy, recall_0, recall_1</text:p>
      <text:p text:style-name="Standard">full - results with xgboost for full dataset (with averaged treatments)</text:p>
      <text:p text:style-name="Standard">full_notrea - results with xgboost for full dataset without treatment </text:p>
      <text:p text:style-name="Standard">full_pam50 - selected pam50 genes without treatments</text:p>
      <text:p text:style-name="Standard"/>
      <text:p text:style-name="Standard"><text:soft-page-break/>mike - results with xgboost for “mike” dataset (with averaged treatments)</text:p>
      <text:p text:style-name="Standard">mike_notrea - the same without treatments</text:p>
      <text:p text:style-name="Standard">mike_svm - svm.SVC() (rbf kernel) with averaged treatments</text:p>
      <text:p text:style-name="Standard">mike_svm_notrea - the same without treatments</text:p>
      <text:p text:style-name="Standard">mike_logi - LogisticRegression(max_iter=1000) with averaged treatments</text:p>
      <text:p text:style-name="Standard">mike_logi_notrea - LogisticRegression(max_iter=1000) <text:s/>the same without treatments</text:p>
      <text:p text:style-name="Standard">mike_pam50 - selected pam50 genes (only 35 actually)</text:p>
      <text:p text:style-name="Standard">mike_pam50_svm </text:p>
      <text:p text:style-name="Standard">mike_pam50_logi</text:p>
      <text:p text:style-name="Standard"/>
      <text:p text:style-name="Standard">trea - xgboost over averaged treatments</text:p>
      <text:p text:style-name="Standard">trea_svm <text:s/>- svm.SVC() over averaged treatments</text:p>
      <text:p text:style-name="Standard">trea_logi - LogisticRegression(max_iter=1000) <text:s/>over averated treatments</text:p>
      <text:p text:style-name="Standard"/>
      <text:p text:style-name="Standard"/>
      <text:p text:style-name="P9"><text:bookmark text:name="_v56tvdcdrwk7"/>Does adding data from other datasets improve performance?</text:p>
      <text:p text:style-name="Standard">experement12_deepstudy.py</text:p>
      <text:p text:style-name="Standard"/>
      <text:p text:style-name="Standard">In this experiment we want to understand what models learn in a cross-dataset setting. Is it simply noise or not? </text:p>
      <text:p text:style-name="Standard">We made the following experiments. We take experiments with individual balanced datasets (experement7_posOutcome_singlemodel_balanced.py) and compare them with the same individual datasets plus all other datasets. </text:p>
      <text:p text:style-name="Standard"/>
      <text:p text:style-name="Standard"><text:soft-page-break/>More precisely:</text:p>
      <text:list xml:id="list2805653099" text:style-name="WWNum2">
        <text:list-item>
          <text:p text:style-name="P7"><text:s/>We take an individual dataset and take a random split into a train and a test set (StratifiedKFold(n_splits=5)). </text:p>
        </text:list-item>
        <text:list-item>
          <text:p text:style-name="P7">We balance these test and train sets by random upsampling the smaller class</text:p>
        </text:list-item>
        <text:list-item>
          <text:p text:style-name="P7">We train classifer on these dataset. It is exactly the experiment described in (Experiments with balanced datasets/individual dataset). We mark these results with “_s” postfix. </text:p>
        </text:list-item>
        <text:list-item>
          <text:p text:style-name="P7">We add to the train set all other datasets (we randomly upsample the set of data points from the individual dataset in order to match the size of dataset with all other datasets.).</text:p>
        </text:list-item>
        <text:list-item>
          <text:p text:style-name="P7">We calculate the performance on this combined dataset <text:s/>and mark results with “_f” postfix.</text:p>
        </text:list-item>
        <text:list-item>
          <text:p text:style-name="P7">We overage results over 5 random splits ()</text:p>
        </text:list-item>
      </text:list>
      <text:p text:style-name="Standard"/>
      <text:p text:style-name="Standard"/>
      <text:p text:style-name="Standard">See overaged results here <text:a xlink:type="simple" xlink:href="https://docs.google.com/document/d/10kdXybUftSq4pWA7ca0ULca1f-eLqdgzR8SOCu5f8FA" text:style-name="ListLabel_20_64" text:visited-style-name="ListLabel_20_64"><text:span text:style-name="T3">https://docs.google.com/document/d/10kdXybUftSq4pWA7ca0ULca1f-eLqdgzR8SOCu5f8FA</text:span></text:a></text:p>
      <text:p text:style-name="Standard"/>
      <text:p text:style-name="Standard">Results for in individual splits here:</text:p>
      <text:p text:style-name="Standard"><text:a xlink:type="simple" xlink:href="https://github.com/astroseger/tests_with_cancer_datasets/blob/master/rez_experement12_deepstudy.txt" text:style-name="ListLabel_20_64" text:visited-style-name="ListLabel_20_64"><text:span text:style-name="T3">https://github.com/astroseger/tests_with_cancer_datasets/blob/master/rez_experement12_deepstudy.txt</text:span></text:a></text:p>
      <text:p text:style-name="Standard"/>
      <text:p text:style-name="Standard">As you can see results are quite noisy but for the first glance it seems adding other datasets DOES NOT improve significantly results.</text:p>
      <text:p text:style-name="Standard"/>
      <text:p text:style-name="Standard"/>
      <text:p text:style-name="P10"><text:bookmark text:name="_rumdog6v6yez"/>See Continuation in <text:a xlink:type="simple" xlink:href="https://docs.google.com/document/d/1uOnOmsmUpE0Y6Mj66c0m9HGORdOy973aj3EqW7KPiuI" text:style-name="ListLabel_20_64" text:visited-style-name="ListLabel_20_64"><text:span text:style-name="T3">https://docs.google.com/document/d/1uOnOmsmUpE0Y6Mj66c0m9HGORdOy973aj3EqW7KPiuI</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4" meta:paragraph-count="376" meta:word-count="2343" meta:character-count="19694" meta:non-whitespace-character-count="17542"/>
    <meta:generator>LibreOfficeDev/6.0.5.2$Linux_X86_64 LibreOffice_project/</meta:generator>
  </office:meta>
</office:document-meta>
</file>